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none" style:font-size-asian="15pt" style:font-size-complex="15pt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style:text-underline-style="none"/>
    </style:style>
    <style:style style:name="ce5" style:family="table-cell" style:parent-style-name="Default" style:data-style-name="N105">
      <style:table-cell-properties style:text-align-source="fix" style:repeat-content="false" fo:border="0.002cm solid #000000"/>
      <style:paragraph-properties fo:text-align="end" fo:margin-left="0cm"/>
      <style:text-properties style:text-underline-style="none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 style:data-style-name="N105">
      <style:table-cell-properties fo:border="0.002cm solid #000000"/>
      <style:text-properties style:text-underline-style="none"/>
    </style:style>
    <style:style style:name="ce11" style:family="table-cell" style:parent-style-name="Default" style:data-style-name="N105">
      <style:table-cell-properties fo:border="0.002cm solid #000000"/>
    </style:style>
    <style:style style:name="ce12" style:family="table-cell" style:parent-style-name="Default" style:data-style-name="N103">
      <style:table-cell-properties fo:border="0.002cm solid #000000"/>
    </style:style>
    <style:style style:name="ce13" style:family="table-cell" style:parent-style-name="Default" style:data-style-name="N104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fo:font-size="15pt" style:font-size-asian="15pt" style:font-size-complex="15pt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Parada y espera</text:p>
          </table:table-cell>
          <table:covered-table-cell table:style-name="ce2"/>
          <table:table-cell/>
          <table:table-cell table:style-name="ce7" office:value-type="string" table:number-columns-spanned="2" table:number-rows-spanned="1">
            <text:p><text:span text:style-name="T2">Go Back N</text:span></text:p>
          </table:table-cell>
          <table:covered-table-cell/>
        </table:table-row>
        <table:table-row table:style-name="ro2">
          <table:table-cell/>
          <table:table-cell table:style-name="ce2" table:number-columns-repeated="2"/>
          <table:table-cell table:number-columns-repeated="3"/>
        </table:table-row>
        <table:table-row table:style-name="ro3">
          <table:table-cell/>
          <table:table-cell table:style-name="ce3" office:value-type="string">
            <text:p>BER</text:p>
          </table:table-cell>
          <table:table-cell table:style-name="ce3" office:value-type="string">
            <text:p>Eficiencia</text:p>
          </table:table-cell>
          <table:table-cell/>
          <table:table-cell table:style-name="ce8" office:value-type="string">
            <text:p>BER</text:p>
          </table:table-cell>
          <table:table-cell table:style-name="ce8" office:value-type="string">
            <text:p>Eficiencia</text:p>
          </table:table-cell>
        </table:table-row>
        <table:table-row table:style-name="ro3">
          <table:table-cell/>
          <table:table-cell table:style-name="ce4" office:value-type="string">
            <text:p><text:s/>10<text:span text:style-name="T1">-5</text:span></text:p>
          </table:table-cell>
          <table:table-cell table:style-name="ce5" office:value-type="percentage" office:value="0.0042576">
            <text:p>0,42576%</text:p>
          </table:table-cell>
          <table:table-cell/>
          <table:table-cell table:style-name="ce9" office:value-type="string">
            <text:p><text:s/>10<text:span text:style-name="T1">-5</text:span></text:p>
          </table:table-cell>
          <table:table-cell table:style-name="ce10" office:value-type="percentage" office:value="0.0352512">
            <text:p>3,52512%</text:p>
          </table:table-cell>
        </table:table-row>
        <table:table-row table:style-name="ro3">
          <table:table-cell/>
          <table:table-cell table:style-name="ce4" office:value-type="string">
            <text:p><text:s/>10<text:span text:style-name="T1">-6</text:span></text:p>
          </table:table-cell>
          <table:table-cell table:style-name="ce5" office:value-type="percentage" office:value="0.0047328">
            <text:p>0,47328%</text:p>
          </table:table-cell>
          <table:table-cell/>
          <table:table-cell table:style-name="ce9" office:value-type="string">
            <text:p><text:s/>10<text:span text:style-name="T1">-6</text:span></text:p>
          </table:table-cell>
          <table:table-cell table:style-name="ce11" office:value-type="percentage" office:value="0.2774268">
            <text:p>27,74268%</text:p>
          </table:table-cell>
        </table:table-row>
        <table:table-row table:style-name="ro3">
          <table:table-cell/>
          <table:table-cell table:style-name="ce4" office:value-type="string">
            <text:p><text:s/>10<text:span text:style-name="T1">-7</text:span></text:p>
          </table:table-cell>
          <table:table-cell table:style-name="ce6" office:value-type="percentage" office:value="0.00477">
            <text:p>0,477%</text:p>
          </table:table-cell>
          <table:table-cell/>
          <table:table-cell table:style-name="ce9" office:value-type="string">
            <text:p><text:s/>10<text:span text:style-name="T1">-7</text:span></text:p>
          </table:table-cell>
          <table:table-cell table:style-name="ce12" office:value-type="percentage" office:value="0.78573">
            <text:p>78,573%</text:p>
          </table:table-cell>
        </table:table-row>
        <table:table-row table:style-name="ro3">
          <table:table-cell/>
          <table:table-cell table:style-name="ce4" office:value-type="string">
            <text:p><text:s/>10<text:span text:style-name="T1">-8</text:span></text:p>
          </table:table-cell>
          <table:table-cell table:style-name="ce5" office:value-type="percentage" office:value="0.0047772">
            <text:p>0,47772%</text:p>
          </table:table-cell>
          <table:table-cell/>
          <table:table-cell table:style-name="ce9" office:value-type="string">
            <text:p><text:s/>10<text:span text:style-name="T1">-8</text:span></text:p>
          </table:table-cell>
          <table:table-cell table:style-name="ce11" office:value-type="percentage" office:value="0.9735792">
            <text:p>97,35792%</text:p>
          </table:table-cell>
        </table:table-row>
        <table:table-row table:style-name="ro4">
          <table:table-cell/>
          <table:table-cell table:style-name="ce4" office:value-type="string">
            <text:p><text:s/>10<text:span text:style-name="T1">-9</text:span></text:p>
          </table:table-cell>
          <table:table-cell table:style-name="ce5" office:value-type="percentage" office:value="0.0047773">
            <text:p>0,47773%</text:p>
          </table:table-cell>
          <table:table-cell/>
          <table:table-cell table:style-name="ce9" office:value-type="string">
            <text:p><text:s/>10<text:span text:style-name="T1">-9</text:span></text:p>
          </table:table-cell>
          <table:table-cell table:style-name="ce13" office:value-type="percentage" office:value="0.995148">
            <text:p>99,5148%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>
            <draw:frame table:end-cell-address="Hoja1.G30" table:end-x="2.259cm" table:end-y="0.176cm" draw:z-index="0" draw:style-name="gr1" draw:text-style-name="P1" svg:width="15.807cm" svg:height="9.096cm" svg:x="0cm" svg:y="0.112cm">
              <draw:object draw:notify-on-update-of-ranges="Hoja1.B3:Hoja1.B3 Hoja1.B4:Hoja1.B8 Hoja1.C3:Hoja1.C3 Hoja1.C4:Hoja1.C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4" table:number-rows-repeated="17">
          <table:table-cell table:number-columns-repeated="6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number-columns-repeated="6"/>
        </table:table-row>
        <table:table-row table:style-name="ro4">
          <table:table-cell>
            <draw:frame table:end-cell-address="Hoja1.H52" table:end-x="0.012cm" table:end-y="0.249cm" draw:z-index="1" draw:style-name="gr1" draw:text-style-name="P1" svg:width="15.818cm" svg:height="9.135cm" svg:x="0cm" svg:y="0.146cm">
              <draw:object draw:notify-on-update-of-ranges="Hoja1.E3:Hoja1.E3 Hoja1.E4:Hoja1.E8 Hoja1.F3:Hoja1.F3 Hoja1.F4:Hoja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percentage-style style:name="N103">
      <number:number number:decimal-places="3" number:min-integer-digits="1"/>
      <number:text>%</number:text>
    </number:percentage-style>
    <number:percentage-style style:name="N104">
      <number:number number:decimal-places="4" number:min-integer-digits="1"/>
      <number:text>%</number:text>
    </number:percentage-style>
    <number:percentage-style style:name="N105">
      <number:number number:decimal-places="5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percentage-style style:name="N107">
      <number:number number:decimal-places="7" number:min-integer-digits="1"/>
      <number:text>%</number:text>
    </number:percentage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9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17/02/2020</text:date>, <text:time>17:5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50:25.51</meta:creation-date>
    <dc:date>2020-02-17T17:56:33.92</dc:date>
    <meta:editing-duration>PT1H12M44S</meta:editing-duration>
    <meta:editing-cycles>5</meta:editing-cycles>
    <meta:generator>OpenOffice/4.1.6$Win32 OpenOffice.org_project/416m1$Build-9790</meta:generator>
    <meta:document-statistic meta:table-count="3" meta:cell-count="2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5">
      <number:number number:decimal-places="5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spline-order="2" chart:spline-resolution="2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5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19cm" svg:height="9.136cm" xlink:href=".." xlink:type="simple" chart:class="chart:line" chart:style-name="ch1">
        <chart:title svg:x="6.781cm" svg:y="0.318cm" chart:style-name="ch2">
          <text:p>Go Back N</text:p>
        </chart:title>
        <chart:plot-area chart:style-name="ch3" table:cell-range-address="Hoja1.E3:Hoja1.F8" chart:data-source-has-labels="both" svg:x="1.354cm" svg:y="1.643cm" svg:width="13.833cm" svg:height="6.303cm">
          <chartooo:coordinate-region svg:x="3.51cm" svg:y="1.856cm" svg:width="11.292cm" svg:height="5.417cm"/>
          <chart:axis chart:dimension="x" chart:name="primary-x" chart:style-name="ch4" chartooo:axis-type="auto">
            <chartooo:date-scale/>
            <chart:title svg:x="7.882cm" svg:y="8.129cm" chart:style-name="ch5">
              <text:p>BER</text:p>
            </chart:title>
            <chart:categories table:cell-range-address="Hoja1.E4:Hoja1.E8"/>
          </chart:axis>
          <chart:axis chart:dimension="y" chart:name="primary-y" chart:style-name="ch6">
            <chart:title svg:x="0.451cm" svg:y="5.552cm" chart:style-name="ch7">
              <text:p>Eficiencia</text:p>
            </chart:title>
            <chart:grid chart:style-name="ch8" chart:class="major"/>
          </chart:axis>
          <chart:series chart:style-name="ch9" chart:values-cell-range-address="Hoja1.F4:Hoja1.F8" chart:label-cell-address="Hoja1.F3:Hoja1.F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Hoja1.F3:Hoj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-5</text:p>
                <draw:g>
                  <svg:desc>Hoja1.E4:Hoja1.E8</svg:desc>
                </draw:g>
              </table:table-cell>
              <table:table-cell office:value-type="float" office:value="0.0352512">
                <text:p>0.0352512</text:p>
                <draw:g>
                  <svg:desc>Hoja1.F4:Hoja1.F8</svg:desc>
                </draw:g>
              </table:table-cell>
            </table:table-row>
            <table:table-row>
              <table:table-cell office:value-type="string">
                <text:p> 10-6</text:p>
              </table:table-cell>
              <table:table-cell office:value-type="float" office:value="0.2774268">
                <text:p>0.2774268</text:p>
              </table:table-cell>
            </table:table-row>
            <table:table-row>
              <table:table-cell office:value-type="string">
                <text:p> 10-7</text:p>
              </table:table-cell>
              <table:table-cell office:value-type="float" office:value="0.78573">
                <text:p>0.78573</text:p>
              </table:table-cell>
            </table:table-row>
            <table:table-row>
              <table:table-cell office:value-type="string">
                <text:p> 10-8</text:p>
              </table:table-cell>
              <table:table-cell office:value-type="float" office:value="0.9735792">
                <text:p>0.9735792</text:p>
              </table:table-cell>
            </table:table-row>
            <table:table-row>
              <table:table-cell office:value-type="string">
                <text:p> 10-9</text:p>
              </table:table-cell>
              <table:table-cell office:value-type="float" office:value="0.995148">
                <text:p>0.995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5">
      <number:number number:decimal-places="5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spline-order="2" chart:spline-resolution="2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5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8cm" svg:height="9.097cm" xlink:href=".." xlink:type="simple" chart:class="chart:line" chart:style-name="ch1">
        <chart:title svg:x="6.18cm" svg:y="0.317cm" chart:style-name="ch2">
          <text:p>Parada y Espera</text:p>
        </chart:title>
        <chart:plot-area chart:style-name="ch3" table:cell-range-address="Hoja1.B3:Hoja1.C8" chart:data-source-has-labels="both" svg:x="1.354cm" svg:y="1.639cm" svg:width="13.822cm" svg:height="6.269cm">
          <chartooo:coordinate-region svg:x="3.14cm" svg:y="1.851cm" svg:width="11.651cm" svg:height="5.385cm"/>
          <chart:axis chart:dimension="x" chart:name="primary-x" chart:style-name="ch4" chartooo:axis-type="auto">
            <chartooo:date-scale/>
            <chart:title svg:x="7.877cm" svg:y="8.09cm" chart:style-name="ch5">
              <text:p>BER</text:p>
            </chart:title>
            <chart:categories table:cell-range-address="Hoja1.B4:Hoja1.B8"/>
          </chart:axis>
          <chart:axis chart:dimension="y" chart:name="primary-y" chart:style-name="ch6">
            <chart:title svg:x="0.451cm" svg:y="5.531cm" chart:style-name="ch7">
              <text:p>Eficiencia</text:p>
            </chart:title>
            <chart:grid chart:style-name="ch8" chart:class="major"/>
          </chart:axis>
          <chart:series chart:style-name="ch9" chart:values-cell-range-address="Hoja1.C4:Hoja1.C8" chart:label-cell-address="Hoja1.C3:Hoja1.C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-5</text:p>
                <draw:g>
                  <svg:desc>Hoja1.B4:Hoja1.B8</svg:desc>
                </draw:g>
              </table:table-cell>
              <table:table-cell office:value-type="float" office:value="0.0042576">
                <text:p>0.0042576</text:p>
                <draw:g>
                  <svg:desc>Hoja1.C4:Hoja1.C8</svg:desc>
                </draw:g>
              </table:table-cell>
            </table:table-row>
            <table:table-row>
              <table:table-cell office:value-type="string">
                <text:p> 10-6</text:p>
              </table:table-cell>
              <table:table-cell office:value-type="float" office:value="0.0047328">
                <text:p>0.0047328</text:p>
              </table:table-cell>
            </table:table-row>
            <table:table-row>
              <table:table-cell office:value-type="string">
                <text:p> 10-7</text:p>
              </table:table-cell>
              <table:table-cell office:value-type="float" office:value="0.00477">
                <text:p>0.00477</text:p>
              </table:table-cell>
            </table:table-row>
            <table:table-row>
              <table:table-cell office:value-type="string">
                <text:p> 10-8</text:p>
              </table:table-cell>
              <table:table-cell office:value-type="float" office:value="0.0047772">
                <text:p>0.0047772</text:p>
              </table:table-cell>
            </table:table-row>
            <table:table-row>
              <table:table-cell office:value-type="string">
                <text:p> 10-9</text:p>
              </table:table-cell>
              <table:table-cell office:value-type="float" office:value="0.0047773">
                <text:p>0.0047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